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mm"/>
    </style:style>
    <style:style style:name="co3" style:family="table-column">
      <style:table-column-properties fo:break-before="auto" style:column-width="28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wrap-option="wrap"/>
    </style:style>
    <style:style style:name="ce14" style:family="table-cell" style:parent-style-name="Default"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Camada 1</text:p>
          </table:table-cell>
          <table:table-cell table:number-columns-repeated="2"/>
          <table:table-cell office:value-type="string" calcext:value-type="string">
            <text:p>LearningHate</text:p>
          </table:table-cell>
          <table:table-cell/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ramdom seed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ó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7" office:value-type="string" calcext:value-type="string" table:number-columns-spanned="8" table:number-rows-spanned="1">
            <text:p>Pesos</text:p>
          </table:table-cell>
          <table:covered-table-cell table:number-columns-repeated="7"/>
          <table:table-cell table:style-name="ce9" office:value-type="string" calcext:value-type="string" table:number-columns-spanned="8" table:number-rows-spanned="1">
            <text:p>gradientes</text:p>
          </table:table-cell>
          <table:covered-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4.6" calcext:value-type="float">
            <text:p>4,6</text:p>
          </table:table-cell>
          <table:table-cell table:style-name="ce2" table:formula="of:=[.B3]" office:value-type="float" office:value="4.6" calcext:value-type="float">
            <text:p>4,6</text:p>
          </table:table-cell>
          <table:table-cell office:value-type="float" office:value="0.455127360065736" calcext:value-type="float">
            <text:p>0,455127360065736</text:p>
          </table:table-cell>
          <table:table-cell office:value-type="float" office:value="0.366446943519691" calcext:value-type="float">
            <text:p>0,366446943519691</text:p>
          </table:table-cell>
          <table:table-cell office:value-type="float" office:value="-0.382561089334681" calcext:value-type="float">
            <text:p>-0,382561089334681</text:p>
          </table:table-cell>
          <table:table-cell office:value-type="float" office:value="-0.445843019851727" calcext:value-type="float">
            <text:p>-0,445843019851727</text:p>
          </table:table-cell>
          <table:table-cell office:value-type="float" office:value="0.331097903589147" calcext:value-type="float">
            <text:p>0,331097903589147</text:p>
          </table:table-cell>
          <table:table-cell office:value-type="float" office:value="0.806744529344356" calcext:value-type="float">
            <text:p>0,806744529344356</text:p>
          </table:table-cell>
          <table:table-cell office:value-type="float" office:value="-0.262434173177389" calcext:value-type="float">
            <text:p>-0,262434173177389</text:p>
          </table:table-cell>
          <table:table-cell office:value-type="float" office:value="-0.448503861116595" calcext:value-type="float">
            <text:p>-0,448503861116595</text:p>
          </table:table-cell>
          <table:table-cell table:formula="of:=[.$E$34]*[.$C$11]*(1-[.$C$11])*[.$C$3]" office:value-type="float" office:value="0.00373439732765514" calcext:value-type="float">
            <text:p>0,003734397327655</text:p>
          </table:table-cell>
          <table:table-cell table:formula="of:=[.$E$35]*[.$C$12]*(1-[.$C$12])*[.$C3]" office:value-type="float" office:value="-0.00322044254233718" calcext:value-type="float">
            <text:p>-0,003220442542337</text:p>
          </table:table-cell>
          <table:table-cell table:formula="of:=[.$E$36]*[.$C$13]*(1-[.$C$13])*[.$C3]" office:value-type="float" office:value="0.0437625591645862" calcext:value-type="float">
            <text:p>0,043762559164586</text:p>
          </table:table-cell>
          <table:table-cell table:formula="of:=[.$E$37]*[.$C$14]*(1-[.$C$14])*[.$C3]" office:value-type="float" office:value="0.004120732935616" calcext:value-type="float">
            <text:p>0,004120732935616</text:p>
          </table:table-cell>
          <table:table-cell table:formula="of:=[.$E$38]*[.$C$15]*(1-[.$C$15])*[.$C3]" office:value-type="float" office:value="-0.00588797395239827" calcext:value-type="float">
            <text:p>-0,005887973952398</text:p>
          </table:table-cell>
          <table:table-cell table:formula="of:=[.$E$39]*[.$C$16]*(1-[.$C$16])*[.$C3]" office:value-type="float" office:value="0.0349240506735274" calcext:value-type="float">
            <text:p>0,034924050673528</text:p>
          </table:table-cell>
          <table:table-cell table:formula="of:=[.$E$40]*[.$C$17]*(1-[.$C$17])*[.$C3]" office:value-type="float" office:value="0.0000886590994914895" calcext:value-type="float">
            <text:p>8,86590994914895E-05</text:p>
          </table:table-cell>
          <table:table-cell table:formula="of:=[.$E$41]*[.$C$18]*(1-[.$C$18])*[.$C3]" office:value-type="float" office:value="-0.052489143854344" calcext:value-type="float">
            <text:p>-0,052489143854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.2" calcext:value-type="float">
            <text:p>3,2</text:p>
          </table:table-cell>
          <table:table-cell table:style-name="ce2" table:formula="of:=[.B4]" office:value-type="float" office:value="3.2" calcext:value-type="float">
            <text:p>3,2</text:p>
          </table:table-cell>
          <table:table-cell office:value-type="float" office:value="-0.0726928483816933" calcext:value-type="float">
            <text:p>-0,072692848381693</text:p>
          </table:table-cell>
          <table:table-cell office:value-type="float" office:value="0.565803557580071" calcext:value-type="float">
            <text:p>0,565803557580071</text:p>
          </table:table-cell>
          <table:table-cell office:value-type="float" office:value="0.838655565737434" calcext:value-type="float">
            <text:p>0,838655565737434</text:p>
          </table:table-cell>
          <table:table-cell office:value-type="float" office:value="-0.127018051153427" calcext:value-type="float">
            <text:p>-0,127018051153427</text:p>
          </table:table-cell>
          <table:table-cell office:value-type="float" office:value="0.499812362510895" calcext:value-type="float">
            <text:p>0,499812362510895</text:p>
          </table:table-cell>
          <table:table-cell office:value-type="float" office:value="-0.226866251281303" calcext:value-type="float">
            <text:p>-0,226866251281303</text:p>
          </table:table-cell>
          <table:table-cell office:value-type="float" office:value="-0.645243044181243" calcext:value-type="float">
            <text:p>-0,645243044181243</text:p>
          </table:table-cell>
          <table:table-cell office:value-type="float" office:value="0.188699821779368" calcext:value-type="float">
            <text:p>0,188699821779368</text:p>
          </table:table-cell>
          <table:table-cell table:formula="of:=[.$E$34]*[.$C$11]*(1-[.$C$11])*[.$C4]" office:value-type="float" office:value="0.00259784161923836" calcext:value-type="float">
            <text:p>0,002597841619238</text:p>
          </table:table-cell>
          <table:table-cell table:formula="of:=[.$E$35]*[.$C$12]*(1-[.$C$12])*[.$C4]" office:value-type="float" office:value="-0.00224030785553891" calcext:value-type="float">
            <text:p>-0,002240307855539</text:p>
          </table:table-cell>
          <table:table-cell table:formula="of:=[.$E$36]*[.$C$13]*(1-[.$C$13])*[.$C4]" office:value-type="float" office:value="0.0304435194188426" calcext:value-type="float">
            <text:p>0,030443519418843</text:p>
          </table:table-cell>
          <table:table-cell table:formula="of:=[.$E$37]*[.$C$14]*(1-[.$C$14])*[.$C4]" office:value-type="float" office:value="0.00286659682477635" calcext:value-type="float">
            <text:p>0,002866596824776</text:p>
          </table:table-cell>
          <table:table-cell table:formula="of:=[.$E$38]*[.$C$15]*(1-[.$C$15])*[.$C4]" office:value-type="float" office:value="-0.00409598187992923" calcext:value-type="float">
            <text:p>-0,004095981879929</text:p>
          </table:table-cell>
          <table:table-cell table:formula="of:=[.$E$39]*[.$C$16]*(1-[.$C$16])*[.$C4]" office:value-type="float" office:value="0.0242949917728887" calcext:value-type="float">
            <text:p>0,024294991772889</text:p>
          </table:table-cell>
          <table:table-cell table:formula="of:=[.$E$40]*[.$C$17]*(1-[.$C$17])*[.$C4]" office:value-type="float" office:value="0.0000616758952984275" calcext:value-type="float">
            <text:p>6,16758952984275E-05</text:p>
          </table:table-cell>
          <table:table-cell table:formula="of:=[.$E$41]*[.$C$18]*(1-[.$C$18])*[.$C4]" office:value-type="float" office:value="-0.0365141870291089" calcext:value-type="float">
            <text:p>-0,036514187029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.4" calcext:value-type="float">
            <text:p>1,4</text:p>
          </table:table-cell>
          <table:table-cell table:style-name="ce2" table:formula="of:=[.B5]" office:value-type="float" office:value="1.4" calcext:value-type="float">
            <text:p>1,4</text:p>
          </table:table-cell>
          <table:table-cell office:value-type="float" office:value="-0.580464862267336" calcext:value-type="float">
            <text:p>-0,580464862267336</text:p>
          </table:table-cell>
          <table:table-cell office:value-type="float" office:value="0.651931743775642" calcext:value-type="float">
            <text:p>0,651931743775642</text:p>
          </table:table-cell>
          <table:table-cell office:value-type="float" office:value="-0.655564124624295" calcext:value-type="float">
            <text:p>-0,655564124624295</text:p>
          </table:table-cell>
          <table:table-cell office:value-type="float" office:value="0.174854763572591" calcext:value-type="float">
            <text:p>0,174854763572591</text:p>
          </table:table-cell>
          <table:table-cell office:value-type="float" office:value="0.50256081353492" calcext:value-type="float">
            <text:p>0,50256081353492</text:p>
          </table:table-cell>
          <table:table-cell office:value-type="float" office:value="0.142080696829734" calcext:value-type="float">
            <text:p>0,142080696829734</text:p>
          </table:table-cell>
          <table:table-cell office:value-type="float" office:value="0.160049769004121" calcext:value-type="float">
            <text:p>0,160049769004121</text:p>
          </table:table-cell>
          <table:table-cell office:value-type="float" office:value="0.505019897181302" calcext:value-type="float">
            <text:p>0,505019897181302</text:p>
          </table:table-cell>
          <table:table-cell table:formula="of:=[.$E$34]*[.$C$11]*(1-[.$C$11])*[.$C5]" office:value-type="float" office:value="0.00113655570841678" calcext:value-type="float">
            <text:p>0,001136555708417</text:p>
          </table:table-cell>
          <table:table-cell table:formula="of:=[.$E$35]*[.$C$12]*(1-[.$C$12])*[.$C5]" office:value-type="float" office:value="-0.000980134686798274" calcext:value-type="float">
            <text:p>-0,000980134686798</text:p>
          </table:table-cell>
          <table:table-cell table:formula="of:=[.$E$36]*[.$C$13]*(1-[.$C$13])*[.$C5]" office:value-type="float" office:value="0.0133190397457436" calcext:value-type="float">
            <text:p>0,013319039745744</text:p>
          </table:table-cell>
          <table:table-cell table:formula="of:=[.$E$37]*[.$C$14]*(1-[.$C$14])*[.$C5]" office:value-type="float" office:value="0.00125413611083965" calcext:value-type="float">
            <text:p>0,00125413611084</text:p>
          </table:table-cell>
          <table:table-cell table:formula="of:=[.$E$38]*[.$C$15]*(1-[.$C$15])*[.$C5]" office:value-type="float" office:value="-0.00179199207246904" calcext:value-type="float">
            <text:p>-0,001791992072469</text:p>
          </table:table-cell>
          <table:table-cell table:formula="of:=[.$E$39]*[.$C$16]*(1-[.$C$16])*[.$C5]" office:value-type="float" office:value="0.0106290589006388" calcext:value-type="float">
            <text:p>0,010629058900639</text:p>
          </table:table-cell>
          <table:table-cell table:formula="of:=[.$E$40]*[.$C$17]*(1-[.$C$17])*[.$C5]" office:value-type="float" office:value="0.000026983204193062" calcext:value-type="float">
            <text:p>2,6983204193062E-05</text:p>
          </table:table-cell>
          <table:table-cell table:formula="of:=[.$E$41]*[.$C$18]*(1-[.$C$18])*[.$C5]" office:value-type="float" office:value="-0.0159749568252351" calcext:value-type="float">
            <text:p>-0,0159749568252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2" calcext:value-type="float">
            <text:p>0,2</text:p>
          </table:table-cell>
          <table:table-cell table:style-name="ce2" table:formula="of:=[.B6]" office:value-type="float" office:value="0.2" calcext:value-type="float">
            <text:p>0,2</text:p>
          </table:table-cell>
          <table:table-cell office:value-type="float" office:value="-0.937163522346838" calcext:value-type="float">
            <text:p>-0,937163522346838</text:p>
          </table:table-cell>
          <table:table-cell office:value-type="float" office:value="-0.284160161045743" calcext:value-type="float">
            <text:p>-0,284160161045743</text:p>
          </table:table-cell>
          <table:table-cell office:value-type="float" office:value="0.635593861671279" calcext:value-type="float">
            <text:p>0,635593861671279</text:p>
          </table:table-cell>
          <table:table-cell office:value-type="float" office:value="-0.164624906494163" calcext:value-type="float">
            <text:p>-0,164624906494163</text:p>
          </table:table-cell>
          <table:table-cell office:value-type="float" office:value="0.948071362991763" calcext:value-type="float">
            <text:p>0,948071362991763</text:p>
          </table:table-cell>
          <table:table-cell office:value-type="float" office:value="0.426812515646458" calcext:value-type="float">
            <text:p>0,426812515646458</text:p>
          </table:table-cell>
          <table:table-cell office:value-type="float" office:value="-0.0388509668871313" calcext:value-type="float">
            <text:p>-0,038850966887131</text:p>
          </table:table-cell>
          <table:table-cell office:value-type="float" office:value="-0.416687005176392" calcext:value-type="float">
            <text:p>-0,416687005176392</text:p>
          </table:table-cell>
          <table:table-cell table:formula="of:=[.$E$34]*[.$C$11]*(1-[.$C$11])*[.$C6]" office:value-type="float" office:value="0.000162365101202397" calcext:value-type="float">
            <text:p>0,000162365101202</text:p>
          </table:table-cell>
          <table:table-cell table:formula="of:=[.$E$35]*[.$C$12]*(1-[.$C$12])*[.$C6]" office:value-type="float" office:value="-0.000140019240971182" calcext:value-type="float">
            <text:p>-0,000140019240971</text:p>
          </table:table-cell>
          <table:table-cell table:formula="of:=[.$E$36]*[.$C$13]*(1-[.$C$13])*[.$C6]" office:value-type="float" office:value="0.00190271996367766" calcext:value-type="float">
            <text:p>0,001902719963678</text:p>
          </table:table-cell>
          <table:table-cell table:formula="of:=[.$E$37]*[.$C$14]*(1-[.$C$14])*[.$C6]" office:value-type="float" office:value="0.000179162301548522" calcext:value-type="float">
            <text:p>0,000179162301549</text:p>
          </table:table-cell>
          <table:table-cell table:formula="of:=[.$E$38]*[.$C$15]*(1-[.$C$15])*[.$C6]" office:value-type="float" office:value="-0.000255998867495577" calcext:value-type="float">
            <text:p>-0,000255998867496</text:p>
          </table:table-cell>
          <table:table-cell table:formula="of:=[.$E$39]*[.$C$16]*(1-[.$C$16])*[.$C6]" office:value-type="float" office:value="0.00151843698580554" calcext:value-type="float">
            <text:p>0,001518436985806</text:p>
          </table:table-cell>
          <table:table-cell table:formula="of:=[.$E$40]*[.$C$17]*(1-[.$C$17])*[.$C6]" office:value-type="float" office:value="0.00000385474345615172" calcext:value-type="float">
            <text:p>3,85474345615172E-06</text:p>
          </table:table-cell>
          <table:table-cell table:formula="of:=[.$E$41]*[.$C$18]*(1-[.$C$18])*[.$C6]" office:value-type="float" office:value="-0.00228213668931931" calcext:value-type="float">
            <text:p>-0,002282136689319</text:p>
          </table:table-cell>
        </table:table-row>
        <table:table-row table:style-name="ro1">
          <table:table-cell office:value-type="string" calcext:value-type="string">
            <text:p>Bias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float" office:value="0.899720269318933" calcext:value-type="float">
            <text:p>0,899720269318933</text:p>
          </table:table-cell>
          <table:table-cell office:value-type="float" office:value="0.640983646772693" calcext:value-type="float">
            <text:p>0,640983646772693</text:p>
          </table:table-cell>
          <table:table-cell office:value-type="float" office:value="0.273289095712564" calcext:value-type="float">
            <text:p>0,273289095712564</text:p>
          </table:table-cell>
          <table:table-cell office:value-type="float" office:value="-0.261757012116205" calcext:value-type="float">
            <text:p>-0,261757012116205</text:p>
          </table:table-cell>
          <table:table-cell office:value-type="float" office:value="-0.27949024926773" calcext:value-type="float">
            <text:p>-0,27949024926773</text:p>
          </table:table-cell>
          <table:table-cell office:value-type="float" office:value="-0.130677829718779" calcext:value-type="float">
            <text:p>-0,130677829718779</text:p>
          </table:table-cell>
          <table:table-cell office:value-type="float" office:value="-0.0853658111104611" calcext:value-type="float">
            <text:p>-0,085365811110461</text:p>
          </table:table-cell>
          <table:table-cell office:value-type="float" office:value="-0.0546231582482892" calcext:value-type="float">
            <text:p>-0,054623158248289</text:p>
          </table:table-cell>
          <table:table-cell table:formula="of:=[.$E$34]*[.$C$11]*(1-[.$C$11])" office:value-type="float" office:value="0.000811825506011987" calcext:value-type="float">
            <text:p>0,000811825506012</text:p>
          </table:table-cell>
          <table:table-cell table:formula="of:=[.$E$35]*[.$C$12]*(1-[.$C$12])" office:value-type="float" office:value="-0.00070009620485591" calcext:value-type="float">
            <text:p>-0,000700096204856</text:p>
          </table:table-cell>
          <table:table-cell table:formula="of:=[.$E$36]*[.$C$13]*(1-[.$C$13])" office:value-type="float" office:value="0.0095135998183883" calcext:value-type="float">
            <text:p>0,009513599818388</text:p>
          </table:table-cell>
          <table:table-cell table:formula="of:=[.$E$37]*[.$C$14]*(1-[.$C$14])" office:value-type="float" office:value="0.000895811507742609" calcext:value-type="float">
            <text:p>0,000895811507743</text:p>
          </table:table-cell>
          <table:table-cell table:formula="of:=[.$E$38]*[.$C$15]*(1-[.$C$15])" office:value-type="float" office:value="-0.00127999433747789" calcext:value-type="float">
            <text:p>-0,001279994337478</text:p>
          </table:table-cell>
          <table:table-cell table:formula="of:=[.$E$39]*[.$C$16]*(1-[.$C$16])" office:value-type="float" office:value="0.00759218492902771" calcext:value-type="float">
            <text:p>0,007592184929028</text:p>
          </table:table-cell>
          <table:table-cell table:formula="of:=[.$E$40]*[.$C$17]*(1-[.$C$17])" office:value-type="float" office:value="0.0000192737172807586" calcext:value-type="float">
            <text:p>1,92737172807586E-05</text:p>
          </table:table-cell>
          <table:table-cell table:formula="of:=[.$E$41]*[.$C$18]*(1-[.$C$18])" office:value-type="float" office:value="-0.0114106834465965" calcext:value-type="float">
            <text:p>-0,011410683446597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ce16" office:value-type="string" calcext:value-type="string" table:number-columns-spanned="8" table:number-rows-spanned="1">
            <text:p>Novos pesos hidden</text:p>
          </table:table-cell>
          <table:covered-table-cell table:number-columns-repeated="6" table:style-name="ce12"/>
          <table:covered-table-cell table:style-name="ce13"/>
        </table:table-row>
        <table:table-row table:style-name="ro1">
          <table:table-cell table:style-name="Default" office:value-type="string" calcext:value-type="string">
            <text:p>Camada 2</text:p>
          </table:table-cell>
          <table:table-cell table:number-columns-repeated="2"/>
          <table:table-cell table:style-name="ce7" office:value-type="string" calcext:value-type="string" table:number-columns-spanned="3" table:number-rows-spanned="1">
            <text:p>Pesos 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gradientes</text:p>
          </table:table-cell>
          <table:covered-table-cell table:number-columns-repeated="2"/>
          <table:table-cell table:number-columns-repeated="2"/>
          <table:table-cell table:style-name="ce11" table:formula="of:=[.D3]-[.$F$1]*[.L3]" office:value-type="float" office:value="0.455090016092459" calcext:value-type="float">
            <text:p>0,455090016092459</text:p>
          </table:table-cell>
          <table:table-cell table:style-name="ce11" table:formula="of:=[.E3]-[.$F$1]*[.M3]" office:value-type="float" office:value="0.366479147945114" calcext:value-type="float">
            <text:p>0,366479147945114</text:p>
          </table:table-cell>
          <table:table-cell table:style-name="ce11" table:formula="of:=[.F3]-[.$F$1]*[.N3]" office:value-type="float" office:value="-0.382998714926327" calcext:value-type="float">
            <text:p>-0,382998714926327</text:p>
          </table:table-cell>
          <table:table-cell table:style-name="ce11" table:formula="of:=[.G3]-[.$F$1]*[.O3]" office:value-type="float" office:value="-0.445884227181083" calcext:value-type="float">
            <text:p>-0,445884227181083</text:p>
          </table:table-cell>
          <table:table-cell table:style-name="ce11" table:formula="of:=[.H3]-[.$F$1]*[.P3]" office:value-type="float" office:value="0.331156783328671" calcext:value-type="float">
            <text:p>0,331156783328671</text:p>
          </table:table-cell>
          <table:table-cell table:style-name="ce11" table:formula="of:=[.I3]-[.$F$1]*[.Q3]" office:value-type="float" office:value="0.806395288837621" calcext:value-type="float">
            <text:p>0,806395288837621</text:p>
          </table:table-cell>
          <table:table-cell table:style-name="ce11" table:formula="of:=[.J3]-[.$F$1]*[.R3]" office:value-type="float" office:value="-0.262435059768384" calcext:value-type="float">
            <text:p>-0,262435059768384</text:p>
          </table:table-cell>
          <table:table-cell table:style-name="ce11" table:formula="of:=[.K3]-[.$F$1]*[.S3]" office:value-type="float" office:value="-0.447978969678052" calcext:value-type="float">
            <text:p>-0,447978969678052</text:p>
          </table:table-cell>
        </table:table-row>
        <table:table-row table:style-name="ro1">
          <table:table-cell table:style-name="Default" office:value-type="string" calcext:value-type="string">
            <text:p>Nó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number-columns-repeated="8"/>
          <table:table-cell table:style-name="ce11" table:formula="of:=[.D4]-[.$F$1]*[.L4]" office:value-type="float" office:value="-0.0727188267978857" calcext:value-type="float">
            <text:p>-0,072718826797886</text:p>
          </table:table-cell>
          <table:table-cell table:style-name="ce11" table:formula="of:=[.E4]-[.$F$1]*[.M4]" office:value-type="float" office:value="0.565825960658626" calcext:value-type="float">
            <text:p>0,565825960658626</text:p>
          </table:table-cell>
          <table:table-cell table:style-name="ce11" table:formula="of:=[.F4]-[.$F$1]*[.N4]" office:value-type="float" office:value="0.838351130543246" calcext:value-type="float">
            <text:p>0,838351130543246</text:p>
          </table:table-cell>
          <table:table-cell table:style-name="ce11" table:formula="of:=[.G4]-[.$F$1]*[.O4]" office:value-type="float" office:value="-0.127046717121675" calcext:value-type="float">
            <text:p>-0,127046717121675</text:p>
          </table:table-cell>
          <table:table-cell table:style-name="ce11" table:formula="of:=[.H4]-[.$F$1]*[.P4]" office:value-type="float" office:value="0.499853322329694" calcext:value-type="float">
            <text:p>0,499853322329694</text:p>
          </table:table-cell>
          <table:table-cell table:style-name="ce11" table:formula="of:=[.I4]-[.$F$1]*[.Q4]" office:value-type="float" office:value="-0.227109201199032" calcext:value-type="float">
            <text:p>-0,227109201199032</text:p>
          </table:table-cell>
          <table:table-cell table:style-name="ce11" table:formula="of:=[.J4]-[.$F$1]*[.R4]" office:value-type="float" office:value="-0.645243660940196" calcext:value-type="float">
            <text:p>-0,645243660940196</text:p>
          </table:table-cell>
          <table:table-cell table:style-name="ce11" table:formula="of:=[.K4]-[.$F$1]*[.S4]" office:value-type="float" office:value="0.189064963649659" calcext:value-type="float">
            <text:p>0,189064963649659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formula="of:=[.C3]*[.D3]+[.C4]*[.D4]+[.C5]*[.D5]+[.C6]*[.D6]+[.C7]*[.D7]" office:value-type="float" office:value="1.76060549915626" calcext:value-type="float">
            <text:p>1,76060549915626</text:p>
          </table:table-cell>
          <table:table-cell table:style-name="ce2" table:formula="of:=(1/( 1 + 2.718282^(-1 * [.B11])))" office:value-type="float" office:value="0.853285492382449" calcext:value-type="float">
            <text:p>0,853285492382449</text:p>
          </table:table-cell>
          <table:table-cell office:value-type="float" office:value="-0.0619549587688628" calcext:value-type="float">
            <text:p>-0,061954958768863</text:p>
          </table:table-cell>
          <table:table-cell office:value-type="float" office:value="0.65464484802999" calcext:value-type="float">
            <text:p>0,65464484802999</text:p>
          </table:table-cell>
          <table:table-cell office:value-type="float" office:value="-0.697936890942483" calcext:value-type="float">
            <text:p>-0,697936890942483</text:p>
          </table:table-cell>
          <table:table-cell table:formula="of:=([.$C$23]-[.$E23])*[.$C$23]*(1-[.$C$23])*[.$C$11]" office:value-type="float" office:value="-0.0512688582736169" calcext:value-type="float">
            <text:p>-0,051268858273617</text:p>
          </table:table-cell>
          <table:table-cell table:formula="of:=([.$C$24]-[.$E24])*[.$C$24]*(1-[.$C$24])*[.$C$11]" office:value-type="float" office:value="0.115056557856722" calcext:value-type="float">
            <text:p>0,115056557856722</text:p>
          </table:table-cell>
          <table:table-cell table:formula="of:=([.$C$25]-[.$E25])*[.$C$25]*(1-[.$C$25])*[.$C$11]" office:value-type="float" office:value="0.104542652488981" calcext:value-type="float">
            <text:p>0,104542652488981</text:p>
          </table:table-cell>
          <table:table-cell table:number-columns-repeated="2"/>
          <table:table-cell table:style-name="ce11" table:formula="of:=[.D5]-[.$F$1]*[.L5]" office:value-type="float" office:value="-0.58047622782442" calcext:value-type="float">
            <text:p>-0,58047622782442</text:p>
          </table:table-cell>
          <table:table-cell table:style-name="ce11" table:formula="of:=[.E5]-[.$F$1]*[.M5]" office:value-type="float" office:value="0.65194154512251" calcext:value-type="float">
            <text:p>0,65194154512251</text:p>
          </table:table-cell>
          <table:table-cell table:style-name="ce11" table:formula="of:=[.F5]-[.$F$1]*[.N5]" office:value-type="float" office:value="-0.655697315021752" calcext:value-type="float">
            <text:p>-0,655697315021752</text:p>
          </table:table-cell>
          <table:table-cell table:style-name="ce11" table:formula="of:=[.G5]-[.$F$1]*[.O5]" office:value-type="float" office:value="0.174842222211483" calcext:value-type="float">
            <text:p>0,174842222211483</text:p>
          </table:table-cell>
          <table:table-cell table:style-name="ce11" table:formula="of:=[.H5]-[.$F$1]*[.P5]" office:value-type="float" office:value="0.502578733455645" calcext:value-type="float">
            <text:p>0,502578733455645</text:p>
          </table:table-cell>
          <table:table-cell table:style-name="ce11" table:formula="of:=[.I5]-[.$F$1]*[.Q5]" office:value-type="float" office:value="0.141974406240728" calcext:value-type="float">
            <text:p>0,141974406240728</text:p>
          </table:table-cell>
          <table:table-cell table:style-name="ce11" table:formula="of:=[.J5]-[.$F$1]*[.R5]" office:value-type="float" office:value="0.160049499172079" calcext:value-type="float">
            <text:p>0,160049499172079</text:p>
          </table:table-cell>
          <table:table-cell table:style-name="ce11" table:formula="of:=[.K5]-[.$F$1]*[.S5]" office:value-type="float" office:value="0.505179646749554" calcext:value-type="float">
            <text:p>0,5051796467495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C3]*[.E3]+[.C4]*[.E4]+[.C5]*[.E5]+[.C6]*[.E6]+[.C7]*[.E7]" office:value-type="float" office:value="4.99308338029625" calcext:value-type="float">
            <text:p>4,99308338029625</text:p>
          </table:table-cell>
          <table:table-cell table:style-name="ce2" table:formula="of:=(1/( 1 + 2.718282^(-1 * [.B12])))" office:value-type="float" office:value="0.993261011860808" calcext:value-type="float">
            <text:p>0,993261011860808</text:p>
          </table:table-cell>
          <table:table-cell office:value-type="float" office:value="0.667732470888331" calcext:value-type="float">
            <text:p>0,667732470888331</text:p>
          </table:table-cell>
          <table:table-cell office:value-type="float" office:value="-0.0793872546776777" calcext:value-type="float">
            <text:p>-0,079387254677678</text:p>
          </table:table-cell>
          <table:table-cell office:value-type="float" office:value="-0.43885601665438" calcext:value-type="float">
            <text:p>-0,43885601665438</text:p>
          </table:table-cell>
          <table:table-cell table:formula="of:=([.$C$23]-[.$E$23])*[.$C$23]*(1-[.$C$23])*[.$C$12]" office:value-type="float" office:value="-0.0596791560391101" calcext:value-type="float">
            <text:p>-0,05967915603911</text:p>
          </table:table-cell>
          <table:table-cell table:formula="of:=([.$C$24]-[.$E$24])*[.$C$24]*(1-[.$C$24])*[.$C$12]" office:value-type="float" office:value="0.133930781781964" calcext:value-type="float">
            <text:p>0,133930781781964</text:p>
          </table:table-cell>
          <table:table-cell table:formula="of:=([.$C$25]-[.$E$25])*[.$C$25]*(1-[.$C$25])*[.$C$12]" office:value-type="float" office:value="0.121692143744168" calcext:value-type="float">
            <text:p>0,121692143744168</text:p>
          </table:table-cell>
          <table:table-cell table:number-columns-repeated="2"/>
          <table:table-cell table:style-name="ce11" table:formula="of:=[.D6]-[.$F$1]*[.L6]" office:value-type="float" office:value="-0.93716514599785" calcext:value-type="float">
            <text:p>-0,93716514599785</text:p>
          </table:table-cell>
          <table:table-cell table:style-name="ce11" table:formula="of:=[.E6]-[.$F$1]*[.M6]" office:value-type="float" office:value="-0.284158760853333" calcext:value-type="float">
            <text:p>-0,284158760853333</text:p>
          </table:table-cell>
          <table:table-cell table:style-name="ce11" table:formula="of:=[.F6]-[.$F$1]*[.N6]" office:value-type="float" office:value="0.635574834471642" calcext:value-type="float">
            <text:p>0,635574834471642</text:p>
          </table:table-cell>
          <table:table-cell table:style-name="ce11" table:formula="of:=[.G6]-[.$F$1]*[.O6]" office:value-type="float" office:value="-0.164626698117178" calcext:value-type="float">
            <text:p>-0,164626698117178</text:p>
          </table:table-cell>
          <table:table-cell table:style-name="ce11" table:formula="of:=[.H6]-[.$F$1]*[.P6]" office:value-type="float" office:value="0.948073922980438" calcext:value-type="float">
            <text:p>0,948073922980438</text:p>
          </table:table-cell>
          <table:table-cell table:style-name="ce11" table:formula="of:=[.I6]-[.$F$1]*[.Q6]" office:value-type="float" office:value="0.4267973312766" calcext:value-type="float">
            <text:p>0,4267973312766</text:p>
          </table:table-cell>
          <table:table-cell table:style-name="ce11" table:formula="of:=[.J6]-[.$F$1]*[.R6]" office:value-type="float" office:value="-0.0388510054345659" calcext:value-type="float">
            <text:p>-0,038851005434566</text:p>
          </table:table-cell>
          <table:table-cell table:style-name="ce11" table:formula="of:=[.K6]-[.$F$1]*[.S6]" office:value-type="float" office:value="-0.416664183809499" calcext:value-type="float">
            <text:p>-0,416664183809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C3]*[.F3]+[.C4]*[.F4]+[.C5]*[.F5]+[.C6]*[.F6]+[.C7]*[.F7]" office:value-type="float" office:value="0.406534892993063" calcext:value-type="float">
            <text:p>0,406534892993063</text:p>
          </table:table-cell>
          <table:table-cell table:style-name="ce2" table:formula="of:=(1/( 1 + 2.718282^(-1 * [.B13])))" office:value-type="float" office:value="0.600256727040149" calcext:value-type="float">
            <text:p>0,600256727040149</text:p>
          </table:table-cell>
          <table:table-cell office:value-type="float" office:value="-0.608071585153688" calcext:value-type="float">
            <text:p>-0,608071585153688</text:p>
          </table:table-cell>
          <table:table-cell office:value-type="float" office:value="-0.641453118250165" calcext:value-type="float">
            <text:p>-0,641453118250165</text:p>
          </table:table-cell>
          <table:table-cell office:value-type="float" office:value="0.731373592654705" calcext:value-type="float">
            <text:p>0,731373592654705</text:p>
          </table:table-cell>
          <table:table-cell table:formula="of:=([.$C$23]-[.$E$23])*[.$C$23]*(1-[.$C$23])*[.$C$13]" office:value-type="float" office:value="-0.0360658622947889" calcext:value-type="float">
            <text:p>-0,036065862294789</text:p>
          </table:table-cell>
          <table:table-cell table:formula="of:=([.$C$24]-[.$E$24])*[.$C$24]*(1-[.$C$24])*[.$C$13]" office:value-type="float" office:value="0.0809382949319229" calcext:value-type="float">
            <text:p>0,080938294931923</text:p>
          </table:table-cell>
          <table:table-cell table:formula="of:=([.$C$25]-[.$E$25])*[.$C$25]*(1-[.$C$25])*[.$C$13]" office:value-type="float" office:value="0.0735421274348881" calcext:value-type="float">
            <text:p>0,073542127434888</text:p>
          </table:table-cell>
          <table:table-cell table:number-columns-repeated="2"/>
          <table:table-cell table:style-name="ce11" table:formula="of:=[.D7]-[.$F$1]*[.L7]" office:value-type="float" office:value="0.899712151063873" calcext:value-type="float">
            <text:p>0,899712151063873</text:p>
          </table:table-cell>
          <table:table-cell table:style-name="ce11" table:formula="of:=[.E7]-[.$F$1]*[.M7]" office:value-type="float" office:value="0.640990647734742" calcext:value-type="float">
            <text:p>0,640990647734742</text:p>
          </table:table-cell>
          <table:table-cell table:style-name="ce11" table:formula="of:=[.F7]-[.$F$1]*[.N7]" office:value-type="float" office:value="0.27319395971438" calcext:value-type="float">
            <text:p>0,27319395971438</text:p>
          </table:table-cell>
          <table:table-cell table:style-name="ce11" table:formula="of:=[.G7]-[.$F$1]*[.O7]" office:value-type="float" office:value="-0.261765970231282" calcext:value-type="float">
            <text:p>-0,261765970231282</text:p>
          </table:table-cell>
          <table:table-cell table:style-name="ce11" table:formula="of:=[.H7]-[.$F$1]*[.P7]" office:value-type="float" office:value="-0.279477449324355" calcext:value-type="float">
            <text:p>-0,279477449324355</text:p>
          </table:table-cell>
          <table:table-cell table:style-name="ce11" table:formula="of:=[.I7]-[.$F$1]*[.Q7]" office:value-type="float" office:value="-0.130753751568069" calcext:value-type="float">
            <text:p>-0,130753751568069</text:p>
          </table:table-cell>
          <table:table-cell table:style-name="ce11" table:formula="of:=[.J7]-[.$F$1]*[.R7]" office:value-type="float" office:value="-0.0853660038476339" calcext:value-type="float">
            <text:p>-0,085366003847634</text:p>
          </table:table-cell>
          <table:table-cell table:style-name="ce11" table:formula="of:=[.K7]-[.$F$1]*[.S7]" office:value-type="float" office:value="-0.0545090514138232" calcext:value-type="float">
            <text:p>-0,0545090514138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C3]*[.G3]+[.C4]*[.G4]+[.C5]*[.G5]+[.C6]*[.G6]+[.C7]*[.G7]" office:value-type="float" office:value="-2.50722097942232" calcext:value-type="float">
            <text:p>-2,50722097942232</text:p>
          </table:table-cell>
          <table:table-cell table:style-name="ce2" table:formula="of:=(1/( 1 + 2.718282^(-1 * [.B14])))" office:value-type="float" office:value="0.0753534993568621" calcext:value-type="float">
            <text:p>0,075353499356862</text:p>
          </table:table-cell>
          <table:table-cell office:value-type="float" office:value="-0.0268186763476119" calcext:value-type="float">
            <text:p>-0,026818676347612</text:p>
          </table:table-cell>
          <table:table-cell office:value-type="float" office:value="-0.158056586737943" calcext:value-type="float">
            <text:p>-0,158056586737943</text:p>
          </table:table-cell>
          <table:table-cell office:value-type="float" office:value="0.265739582706558" calcext:value-type="float">
            <text:p>0,265739582706558</text:p>
          </table:table-cell>
          <table:table-cell table:formula="of:=([.$C$23]-[.$E$23])*[.$C$23]*(1-[.$C$23])*[.$C$14]" office:value-type="float" office:value="-0.00452754431364045" calcext:value-type="float">
            <text:p>-0,00452754431364</text:p>
          </table:table-cell>
          <table:table-cell table:formula="of:=([.$C$24]-[.$E$24])*[.$C$24]*(1-[.$C$24])*[.$C$14]" office:value-type="float" office:value="0.0101606254130164" calcext:value-type="float">
            <text:p>0,010160625413016</text:p>
          </table:table-cell>
          <table:table-cell table:formula="of:=([.$C$25]-[.$E$25])*[.$C$25]*(1-[.$C$25])*[.$C$14]" office:value-type="float" office:value="0.00923214418552689" calcext:value-type="float">
            <text:p>0,009232144185527</text:p>
          </table:table-cell>
          <table:table-cell table:number-columns-repeated="2"/>
          <table:table-cell table:style-name="ce16" office:value-type="string" calcext:value-type="string" table:number-columns-spanned="3" table:number-rows-spanned="1">
            <text:p>Novos pesos output</text:p>
          </table:table-cell>
          <table:covered-table-cell table:style-name="ce12"/>
          <table:covered-table-cell table:style-name="ce13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C3]*[.H3]+[.C4]*[.H4]+[.C5]*[.H5]+[.C6]*[.H6]+[.C7]*[.H7]" office:value-type="float" office:value="3.73615907882445" calcext:value-type="float">
            <text:p>3,73615907882445</text:p>
          </table:table-cell>
          <table:table-cell table:style-name="ce2" table:formula="of:=(1/( 1 + 2.718282^(-1 * [.B15])))" office:value-type="float" office:value="0.976709854813992" calcext:value-type="float">
            <text:p>0,976709854813992</text:p>
          </table:table-cell>
          <table:table-cell office:value-type="float" office:value="0.399717290134344" calcext:value-type="float">
            <text:p>0,399717290134344</text:p>
          </table:table-cell>
          <table:table-cell office:value-type="float" office:value="-0.369343099884654" calcext:value-type="float">
            <text:p>-0,369343099884654</text:p>
          </table:table-cell>
          <table:table-cell office:value-type="float" office:value="0.143240611059953" calcext:value-type="float">
            <text:p>0,143240611059953</text:p>
          </table:table-cell>
          <table:table-cell table:formula="of:=([.$C$23]-[.$E$23])*[.$C$23]*(1-[.$C$23])*[.$C$15]" office:value-type="float" office:value="-0.0586846952959322" calcext:value-type="float">
            <text:p>-0,058684695295932</text:p>
          </table:table-cell>
          <table:table-cell table:style-name="ce8" table:formula="of:=([.$C$24]-[.$E$24])*[.$C$24]*(1-[.$C$24])*[.$C$15]" office:value-type="float" office:value="0.131699032648347" calcext:value-type="float">
            <text:p>0,131699032648347</text:p>
          </table:table-cell>
          <table:table-cell table:formula="of:=([.$C$25]-[.$E$25])*[.$C$25]*(1-[.$C$25])*[.$C$15]" office:value-type="float" office:value="0.119664332566218" calcext:value-type="float">
            <text:p>0,119664332566218</text:p>
          </table:table-cell>
          <table:table-cell table:number-columns-repeated="2"/>
          <table:table-cell table:style-name="ce11" table:formula="of:=[.D11]- [.$F$1]*[.G11]" office:value-type="float" office:value="-0.0614422701861266" calcext:value-type="float">
            <text:p>-0,061442270186127</text:p>
          </table:table-cell>
          <table:table-cell table:style-name="ce11" table:formula="of:=[.E11]- [.$F$1]*[.H11]" office:value-type="float" office:value="0.653494282451423" calcext:value-type="float">
            <text:p>0,653494282451423</text:p>
          </table:table-cell>
          <table:table-cell table:style-name="ce11" table:formula="of:=[.F11]- [.$F$1]*[.I11]" office:value-type="float" office:value="-0.698982317467373" calcext:value-type="float">
            <text:p>-0,69898231746737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C3]*[.I3]+[.C4]*[.I4]+[.C5]*[.I5]+[.C6]*[.I6]+[.C7]*[.I7]" office:value-type="float" office:value="3.13865047985601" calcext:value-type="float">
            <text:p>3,13865047985601</text:p>
          </table:table-cell>
          <table:table-cell table:style-name="ce2" table:formula="of:=(1/( 1 + 2.718282^(-1 * [.B16])))" office:value-type="float" office:value="0.958459190430976" calcext:value-type="float">
            <text:p>0,958459190430976</text:p>
          </table:table-cell>
          <table:table-cell office:value-type="float" office:value="-0.257975420632478" calcext:value-type="float">
            <text:p>-0,257975420632478</text:p>
          </table:table-cell>
          <table:table-cell office:value-type="float" office:value="0.743629191929677" calcext:value-type="float">
            <text:p>0,743629191929677</text:p>
          </table:table-cell>
          <table:table-cell office:value-type="float" office:value="0.611461885323996" calcext:value-type="float">
            <text:p>0,611461885323996</text:p>
          </table:table-cell>
          <table:table-cell table:formula="of:=([.$C$23]-[.$E$23])*[.$C$23]*(1-[.$C$23])*[.$C$16]" office:value-type="float" office:value="-0.0575881212489041" calcext:value-type="float">
            <text:p>-0,057588121248904</text:p>
          </table:table-cell>
          <table:table-cell table:formula="of:=([.$C$24]-[.$E$24])*[.$C$24]*(1-[.$C$24])*[.$C$16]" office:value-type="float" office:value="0.129238122857598" calcext:value-type="float">
            <text:p>0,129238122857598</text:p>
          </table:table-cell>
          <table:table-cell table:formula="of:=([.$C$25]-[.$E$25])*[.$C$25]*(1-[.$C$25])*[.$C$16]" office:value-type="float" office:value="0.117428301505899" calcext:value-type="float">
            <text:p>0,117428301505899</text:p>
          </table:table-cell>
          <table:table-cell table:number-columns-repeated="2"/>
          <table:table-cell table:style-name="ce11" table:formula="of:=[.D12]- [.$F$1]*[.G12]" office:value-type="float" office:value="0.668329262448722" calcext:value-type="float">
            <text:p>0,668329262448722</text:p>
          </table:table-cell>
          <table:table-cell table:style-name="ce11" table:formula="of:=[.E12]- [.$F$1]*[.H12]" office:value-type="float" office:value="-0.0807265624954973" calcext:value-type="float">
            <text:p>-0,080726562495497</text:p>
          </table:table-cell>
          <table:table-cell table:style-name="ce11" table:formula="of:=[.F12]- [.$F$1]*[.I12]" office:value-type="float" office:value="-0.440072938091822" calcext:value-type="float">
            <text:p>-0,44007293809182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C3]*[.J3]+[.C4]*[.J4]+[.C5]*[.J5]+[.C6]*[.J6]+[.C7]*[.J7]" office:value-type="float" office:value="-3.14104126587809" calcext:value-type="float">
            <text:p>-3,14104126587809</text:p>
          </table:table-cell>
          <table:table-cell table:style-name="ce2" table:formula="of:=(1/( 1 + 2.718282^(-1 * [.B17])))" office:value-type="float" office:value="0.041445724275597" calcext:value-type="float">
            <text:p>0,041445724275597</text:p>
          </table:table-cell>
          <table:table-cell office:value-type="float" office:value="0.232427370070357" calcext:value-type="float">
            <text:p>0,232427370070357</text:p>
          </table:table-cell>
          <table:table-cell office:value-type="float" office:value="-0.251281287821991" calcext:value-type="float">
            <text:p>-0,251281287821991</text:p>
          </table:table-cell>
          <table:table-cell office:value-type="float" office:value="0.394497458539459" calcext:value-type="float">
            <text:p>0,394497458539459</text:p>
          </table:table-cell>
          <table:table-cell table:formula="of:=([.$C$23]-[.$E$23])*[.$C$23]*(1-[.$C$23])*[.$C$17]" office:value-type="float" office:value="-0.00249022745951082" calcext:value-type="float">
            <text:p>-0,002490227459511</text:p>
          </table:table-cell>
          <table:table-cell table:formula="of:=([.$C$24]-[.$E$24])*[.$C$24]*(1-[.$C$24])*[.$C$17]" office:value-type="float" office:value="0.00558851921847942" calcext:value-type="float">
            <text:p>0,005588519218479</text:p>
          </table:table-cell>
          <table:table-cell table:formula="of:=([.$C$25]-[.$E$25])*[.$C$25]*(1-[.$C$25])*[.$C$17]" office:value-type="float" office:value="0.00507783852975182" calcext:value-type="float">
            <text:p>0,005077838529752</text:p>
          </table:table-cell>
          <table:table-cell table:number-columns-repeated="2"/>
          <table:table-cell table:style-name="ce11" table:formula="of:=[.D13]- [.$F$1]*[.G13]" office:value-type="float" office:value="-0.60771092653074" calcext:value-type="float">
            <text:p>-0,60771092653074</text:p>
          </table:table-cell>
          <table:table-cell table:style-name="ce11" table:formula="of:=[.E13]- [.$F$1]*[.H13]" office:value-type="float" office:value="-0.642262501199484" calcext:value-type="float">
            <text:p>-0,642262501199484</text:p>
          </table:table-cell>
          <table:table-cell table:style-name="ce11" table:formula="of:=[.F13]- [.$F$1]*[.I13]" office:value-type="float" office:value="0.730638171380356" calcext:value-type="float">
            <text:p>0,73063817138035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C3]*[.K3]+[.C4]*[.K4]+[.C5]*[.K5]+[.C6]*[.K6]+[.C7]*[.K7]" office:value-type="float" office:value="-0.890211034672104" calcext:value-type="float">
            <text:p>-0,890211034672104</text:p>
          </table:table-cell>
          <table:table-cell table:style-name="ce2" table:formula="of:=(1/( 1 + 2.718282^(-1 * [.B18])))" office:value-type="float" office:value="0.291066267613516" calcext:value-type="float">
            <text:p>0,291066267613516</text:p>
          </table:table-cell>
          <table:table-cell office:value-type="float" office:value="0.817229160415142" calcext:value-type="float">
            <text:p>0,817229160415142</text:p>
          </table:table-cell>
          <table:table-cell office:value-type="float" office:value="-0.607705856236297" calcext:value-type="float">
            <text:p>-0,607705856236297</text:p>
          </table:table-cell>
          <table:table-cell office:value-type="float" office:value="0.618249633455479" calcext:value-type="float">
            <text:p>0,618249633455479</text:p>
          </table:table-cell>
          <table:table-cell table:formula="of:=([.$C$23]-[.$E$23])*[.$C$23]*(1-[.$C$23])*[.$C$18]" office:value-type="float" office:value="-0.0174884436167345" calcext:value-type="float">
            <text:p>-0,017488443616735</text:p>
          </table:table-cell>
          <table:table-cell table:formula="of:=([.$C$24]-[.$E$24])*[.$C$24]*(1-[.$C$24])*[.$C$18]" office:value-type="float" office:value="0.0392472193173122" calcext:value-type="float">
            <text:p>0,039247219317312</text:p>
          </table:table-cell>
          <table:table-cell table:formula="of:=([.$C$25]-[.$E$25])*[.$C$25]*(1-[.$C$25])*[.$C$18]" office:value-type="float" office:value="0.0356607957571439" calcext:value-type="float">
            <text:p>0,035660795757144</text:p>
          </table:table-cell>
          <table:table-cell table:number-columns-repeated="2"/>
          <table:table-cell table:style-name="ce11" table:formula="of:=[.D14]- [.$F$1]*[.G14]" office:value-type="float" office:value="-0.0267734009044755" calcext:value-type="float">
            <text:p>-0,026773400904476</text:p>
          </table:table-cell>
          <table:table-cell table:style-name="ce11" table:formula="of:=[.E14]- [.$F$1]*[.H14]" office:value-type="float" office:value="-0.158158192992073" calcext:value-type="float">
            <text:p>-0,158158192992073</text:p>
          </table:table-cell>
          <table:table-cell table:style-name="ce11" table:formula="of:=[.F14]- [.$F$1]*[.I14]" office:value-type="float" office:value="0.265647261264703" calcext:value-type="float">
            <text:p>0,2656472612647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as</text:p>
          </table:table-cell>
          <table:table-cell table:number-columns-repeated="2"/>
          <table:table-cell office:value-type="float" office:value="0.255866550826945" calcext:value-type="float">
            <text:p>0,255866550826945</text:p>
          </table:table-cell>
          <table:table-cell office:value-type="float" office:value="-0.0732014579433098" calcext:value-type="float">
            <text:p>-0,07320145794331</text:p>
          </table:table-cell>
          <table:table-cell office:value-type="float" office:value="-0.388841688665102" calcext:value-type="float">
            <text:p>-0,388841688665102</text:p>
          </table:table-cell>
          <table:table-cell table:formula="of:=[.F23]" office:value-type="float" office:value="-0.0600840618190633" calcext:value-type="float">
            <text:p>-0,060084061819063</text:p>
          </table:table-cell>
          <table:table-cell table:formula="of:=[.F24]" office:value-type="float" office:value="0.134839463326013" calcext:value-type="float">
            <text:p>0,134839463326013</text:p>
          </table:table-cell>
          <table:table-cell table:formula="of:=[.F25]" office:value-type="float" office:value="0.122517789675632" calcext:value-type="float">
            <text:p>0,122517789675632</text:p>
          </table:table-cell>
          <table:table-cell table:number-columns-repeated="2"/>
          <table:table-cell table:style-name="ce11" table:formula="of:=[.D15]- [.$F$1]*[.G15]" office:value-type="float" office:value="0.400304137087303" calcext:value-type="float">
            <text:p>0,400304137087303</text:p>
          </table:table-cell>
          <table:table-cell table:style-name="ce11" table:formula="of:=[.E15]- [.$F$1]*[.H15]" office:value-type="float" office:value="-0.370660090211137" calcext:value-type="float">
            <text:p>-0,370660090211137</text:p>
          </table:table-cell>
          <table:table-cell table:style-name="ce11" table:formula="of:=[.F15]- [.$F$1]*[.I15]" office:value-type="float" office:value="0.142043967734291" calcext:value-type="float">
            <text:p>0,14204396773429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0"/>
          <table:table-cell table:style-name="ce11" table:formula="of:=[.D16]- [.$F$1]*[.G16]" office:value-type="float" office:value="-0.257399539419989" calcext:value-type="float">
            <text:p>-0,257399539419989</text:p>
          </table:table-cell>
          <table:table-cell table:style-name="ce11" table:formula="of:=[.E16]- [.$F$1]*[.H16]" office:value-type="float" office:value="0.742336810701101" calcext:value-type="float">
            <text:p>0,742336810701101</text:p>
          </table:table-cell>
          <table:table-cell table:style-name="ce11" table:formula="of:=[.F16]- [.$F$1]*[.I16]" office:value-type="float" office:value="0.610287602308937" calcext:value-type="float">
            <text:p>0,61028760230893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amada 3</text:p>
          </table:table-cell>
          <table:table-cell table:number-columns-repeated="10"/>
          <table:table-cell table:style-name="ce11" table:formula="of:=[.D17]- [.$F$1]*[.G17]" office:value-type="float" office:value="0.232452272344952" calcext:value-type="float">
            <text:p>0,232452272344952</text:p>
          </table:table-cell>
          <table:table-cell table:style-name="ce11" table:formula="of:=[.E17]- [.$F$1]*[.H17]" office:value-type="float" office:value="-0.251337173014176" calcext:value-type="float">
            <text:p>-0,251337173014176</text:p>
          </table:table-cell>
          <table:table-cell table:style-name="ce11" table:formula="of:=[.F17]- [.$F$1]*[.I17]" office:value-type="float" office:value="0.394446680154161" calcext:value-type="float">
            <text:p>0,3944466801541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ó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ltaz</text:p>
          </table:table-cell>
          <table:table-cell table:number-columns-repeated="5"/>
          <table:table-cell table:style-name="ce11" table:formula="of:=[.D18]- [.$F$1]*[.G18]" office:value-type="float" office:value="0.817404044851309" calcext:value-type="float">
            <text:p>0,817404044851309</text:p>
          </table:table-cell>
          <table:table-cell table:style-name="ce11" table:formula="of:=[.E18]- [.$F$1]*[.H18]" office:value-type="float" office:value="-0.60809832842947" calcext:value-type="float">
            <text:p>-0,60809832842947</text:p>
          </table:table-cell>
          <table:table-cell table:style-name="ce11" table:formula="of:=[.F18]- [.$F$1]*[.I18]" office:value-type="float" office:value="0.617893025497908" calcext:value-type="float">
            <text:p>0,617893025497908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formula="of:=[.C11]*[.D11]+[.C12]*[.D12]+[.C13]*[.D13]+[.C14]*[.D14]+[.C15]*[.D15]+[.C16]*[.D16]+[.C17]*[.D17]+[.C18]*[.D18]+[.D19]" office:value-type="float" office:value="0.889863838198066" calcext:value-type="float">
            <text:p>0,889863838198066</text:p>
          </table:table-cell>
          <table:table-cell table:style-name="ce2" table:formula="of:=(1/( 1 + 2.718282^(-1 * [.B23])))" office:value-type="float" office:value="0.708862084340161" calcext:value-type="float">
            <text:p>0,70886208434016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table:formula="of:=([.C23]-[.E23])*[.C23]*(1-[.C23])" office:value-type="float" office:value="-0.0600840618190633" calcext:value-type="float">
            <text:p>-0,060084061819063</text:p>
          </table:table-cell>
          <table:table-cell table:formula="of:=[.C23]-[.E23]" office:value-type="float" office:value="-0.291137915659839" calcext:value-type="float">
            <text:p>-0,291137915659839</text:p>
          </table:table-cell>
          <table:table-cell table:number-columns-repeated="4"/>
          <table:table-cell table:style-name="ce11" table:formula="of:=[.D19]- [.$F$1]*[.G19]" office:value-type="float" office:value="0.256467391445136" calcext:value-type="float">
            <text:p>0,256467391445136</text:p>
          </table:table-cell>
          <table:table-cell table:style-name="ce11" table:formula="of:=[.E19]- [.$F$1]*[.H19]" office:value-type="float" office:value="-0.0745498525765699" calcext:value-type="float">
            <text:p>-0,07454985257657</text:p>
          </table:table-cell>
          <table:table-cell table:style-name="ce11" table:formula="of:=[.F19]- [.$F$1]*[.I19]" office:value-type="float" office:value="-0.390066866561858" calcext:value-type="float">
            <text:p>-0,3900668665618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C11]*[.E11]+[.C12]*[.E12]+[.C13]*[.E13]+[.C14]*[.E14]+[.C15]*[.E15]+[.C16]*[.E16]+[.C17]*[.E17]+[.C18]*[.E18]+[.E19]" office:value-type="float" office:value="0.174298539876552" calcext:value-type="float">
            <text:p>0,174298539876552</text:p>
          </table:table-cell>
          <table:table-cell table:style-name="ce2" table:formula="of:=(1/( 1 + 2.718282^(-1 * [.B24])))" office:value-type="float" office:value="0.543464655430156" calcext:value-type="float">
            <text:p>0,543464655430156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([.C24]-[.E24])*[.C24]*(1-[.C24])" office:value-type="float" office:value="0.134839463326013" calcext:value-type="float">
            <text:p>0,134839463326013</text:p>
          </table:table-cell>
          <table:table-cell table:formula="of:=[.C24]-[.E24]" office:value-type="float" office:value="0.543464655430156" calcext:value-type="float">
            <text:p>0,543464655430156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C11]*[.F11]+[.C12]*[.F12]+[.C13]*[.F13]+[.C14]*[.F14]+[.C15]*[.F15]+[.C16]*[.F16]+[.C17]*[.F17]+[.C18]*[.F18]+[.F19]" office:value-type="float" office:value="-0.0389757308468575" calcext:value-type="float">
            <text:p>-0,038975730846858</text:p>
          </table:table-cell>
          <table:table-cell table:style-name="ce2" table:formula="of:=(1/( 1 + 2.718282^(-1 * [.B25])))" office:value-type="float" office:value="0.490257299993109" calcext:value-type="float">
            <text:p>0,49025729999310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([.C25]-[.E25])*[.C25]*(1-[.C25])" office:value-type="float" office:value="0.122517789675632" calcext:value-type="float">
            <text:p>0,122517789675632</text:p>
          </table:table-cell>
          <table:table-cell table:formula="of:=[.C25]-[.E25]" office:value-type="float" office:value="0.490257299993109" calcext:value-type="float">
            <text:p>0,490257299993109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[0.8593938271787424, 0.6903644382928044, 0.369797585611422]</text:p>
          </table:table-cell>
          <table:table-cell table:number-columns-repeated="6"/>
          <table:table-cell table:style-name="ce6"/>
          <table:table-cell table:style-name="ce6" office:value-type="string" calcext:value-type="string">
            <text:p>[0.6801301319909442, 0.5382037034637343, 0.5020132060221062]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  <table:table-cell table:style-name="ce14"/>
          <table:table-cell table:number-columns-repeated="9"/>
        </table:table-row>
        <table:table-row table:style-name="ro1">
          <table:table-cell table:style-name="Default" office:value-type="string" calcext:value-type="string">
            <text:p>Nó entrada 1</text:p>
          </table:table-cell>
          <table:table-cell table:number-columns-repeated="18"/>
        </table:table-row>
        <table:table-row table:style-name="ro1">
          <table:table-cell table:style-name="Default"/>
          <table:table-cell office:value-type="string" calcext:value-type="string">
            <text:p>somatorio deltaz * w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ó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11]*[.$F$23]" office:value-type="float" office:value="0.00372250557266587" calcext:value-type="float">
            <text:p>0,003722505572666</text:p>
          </table:table-cell>
          <table:table-cell table:formula="of:=[.$E11]*[.$F$24]" office:value-type="float" office:value="0.0882719599775034" calcext:value-type="float">
            <text:p>0,088271959977503</text:p>
          </table:table-cell>
          <table:table-cell table:formula="of:=[.$F11]*[.$F$25]" office:value-type="float" office:value="-0.0855096852113555" calcext:value-type="float">
            <text:p>-0,085509685211356</text:p>
          </table:table-cell>
          <table:table-cell table:formula="of:=SUM([.B34:.D34])" office:value-type="float" office:value="0.00648478033881372" calcext:value-type="float">
            <text:p>0,006484780338814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12]*[.$F$23]" office:value-type="float" office:value="-0.0401200790594503" calcext:value-type="float">
            <text:p>-0,04012007905945</text:p>
          </table:table-cell>
          <table:table-cell table:formula="of:=[.$E12]*[.$F$24]" office:value-type="float" office:value="-0.0107045348156636" calcext:value-type="float">
            <text:p>-0,010704534815664</text:p>
          </table:table-cell>
          <table:table-cell table:formula="of:=[.$F12]*[.$F$25]" office:value-type="float" office:value="-0.0537676691463469" calcext:value-type="float">
            <text:p>-0,053767669146347</text:p>
          </table:table-cell>
          <table:table-cell table:formula="of:=SUM([.B35:.D35])" office:value-type="float" office:value="-0.104592283021461" calcext:value-type="float">
            <text:p>-0,10459228302146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13]*[.$F$23]" office:value-type="float" office:value="0.03653541071279" calcext:value-type="float">
            <text:p>0,03653541071279</text:p>
          </table:table-cell>
          <table:table-cell table:formula="of:=[.$E13]*[.$F$24]" office:value-type="float" office:value="-0.08649319421365" calcext:value-type="float">
            <text:p>-0,08649319421365</text:p>
          </table:table-cell>
          <table:table-cell table:formula="of:=[.$F13]*[.$F$25]" office:value-type="float" office:value="0.0896062759991804" calcext:value-type="float">
            <text:p>0,08960627599918</text:p>
          </table:table-cell>
          <table:table-cell table:formula="of:=SUM([.B36:.D36])" office:value-type="float" office:value="0.0396484924983204" calcext:value-type="float">
            <text:p>0,03964849249832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14]*[.$F$23]" office:value-type="float" office:value="0.00161137500757536" calcext:value-type="float">
            <text:p>0,001611375007575</text:p>
          </table:table-cell>
          <table:table-cell table:formula="of:=[.$E14]*[.$F$24]" office:value-type="float" office:value="-0.0213122653308857" calcext:value-type="float">
            <text:p>-0,021312265330886</text:p>
          </table:table-cell>
          <table:table-cell table:formula="of:=[.$F14]*[.$F$25]" office:value-type="float" office:value="0.0325578263025322" calcext:value-type="float">
            <text:p>0,032557826302532</text:p>
          </table:table-cell>
          <table:table-cell table:formula="of:=SUM([.B37:.D37])" office:value-type="float" office:value="0.0128569359792219" calcext:value-type="float">
            <text:p>0,012856935979222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15]*[.$F$23]" office:value-type="float" office:value="-0.0240166383705804" calcext:value-type="float">
            <text:p>-0,02401663837058</text:p>
          </table:table-cell>
          <table:table-cell table:formula="of:=[.$E15]*[.$F$24]" office:value-type="float" office:value="-0.0498020253716129" calcext:value-type="float">
            <text:p>-0,049802025371613</text:p>
          </table:table-cell>
          <table:table-cell table:formula="of:=[.$F15]*[.$F$25]" office:value-type="float" office:value="0.0175495230588523" calcext:value-type="float">
            <text:p>0,017549523058852</text:p>
          </table:table-cell>
          <table:table-cell table:formula="of:=SUM([.B38:.D38])" office:value-type="float" office:value="-0.0562691406833409" calcext:value-type="float">
            <text:p>-0,056269140683341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16]*[.$F$23]" office:value-type="float" office:value="0.0155002111210807" calcext:value-type="float">
            <text:p>0,015500211121081</text:p>
          </table:table-cell>
          <table:table-cell table:formula="of:=[.$E16]*[.$F$24]" office:value-type="float" office:value="0.100270561153355" calcext:value-type="float">
            <text:p>0,100270561153355</text:p>
          </table:table-cell>
          <table:table-cell table:formula="of:=[.$F16]*[.$F$25]" office:value-type="float" office:value="0.0749149586607907" calcext:value-type="float">
            <text:p>0,074914958660791</text:p>
          </table:table-cell>
          <table:table-cell table:formula="of:=SUM([.B39:.D39])" office:value-type="float" office:value="0.190685730935226" calcext:value-type="float">
            <text:p>0,19068573093522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17]*[.$F$23]" office:value-type="float" office:value="-0.0139651804717496" calcext:value-type="float">
            <text:p>-0,01396518047175</text:p>
          </table:table-cell>
          <table:table-cell table:formula="of:=[.$E17]*[.$F$24]" office:value-type="float" office:value="-0.0338826339937867" calcext:value-type="float">
            <text:p>-0,033882633993787</text:p>
          </table:table-cell>
          <table:table-cell table:formula="of:=[.$F17]*[.$F$25]" office:value-type="float" office:value="0.0483329566529087" calcext:value-type="float">
            <text:p>0,048332956652909</text:p>
          </table:table-cell>
          <table:table-cell table:formula="of:=SUM([.B40:.D40])" office:value-type="float" office:value="0.000485142187372369" calcext:value-type="float">
            <text:p>0,000485142187372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8]*[.$F$23]" office:value-type="float" office:value="-0.0491024473947246" calcext:value-type="float">
            <text:p>-0,049102447394725</text:p>
          </table:table-cell>
          <table:table-cell table:formula="of:=[.$E18]*[.$F$24]" office:value-type="float" office:value="-0.0819427315149777" calcext:value-type="float">
            <text:p>-0,081942731514978</text:p>
          </table:table-cell>
          <table:table-cell table:formula="of:=[.$F18]*[.$F$25]" office:value-type="float" office:value="0.0757465785587348" calcext:value-type="float">
            <text:p>0,075746578558735</text:p>
          </table:table-cell>
          <table:table-cell table:formula="of:=SUM([.B41:.D41])" office:value-type="float" office:value="-0.0552986003509674" calcext:value-type="float">
            <text:p>-0,055298600350967</text:p>
          </table:table-cell>
          <table:table-cell table:number-columns-repeated="14"/>
        </table:table-row>
        <table:table-row table:style-name="ro1" table:number-rows-repeated="3"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>
            <text:p>[4.6, 3.2, 1.4, 0.2, 1.0, 0.0, 0.0]</text:p>
          </table:table-cell>
          <table:table-cell table:number-columns-repeated="18"/>
        </table:table-row>
        <table:table-row table:style-name="ro1">
          <table:table-cell table:style-name="ce6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Spranq eco sans" fo:language="pt" fo:country="BR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05:35:42.8357858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2:26:02.658761161</meta:creation-date>
    <dc:date>2019-05-26T06:23:40.679552453</dc:date>
    <meta:editing-duration>PT1H13S</meta:editing-duration>
    <meta:editing-cycles>16</meta:editing-cycles>
    <meta:generator>LibreOffice/6.0.7.3$Linux_X86_64 LibreOffice_project/00m0$Build-3</meta:generator>
    <meta:document-statistic meta:table-count="1" meta:cell-count="328" meta:object-count="0"/>
  </office:meta>
</office:document-meta>
</file>